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4">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GB"/>
    </style:style>
    <style:style style:name="P4" style:family="paragraph" style:parent-style-name="Standard">
      <style:paragraph-properties fo:margin-top="0in" fo:margin-bottom="0.1665in" loext:contextual-spacing="false"/>
    </style:style>
    <style:style style:name="P5" style:family="paragraph" style:parent-style-name="Standard" style:master-page-name="Standard">
      <style:paragraph-properties fo:text-align="center" style:justify-single-word="false" style:page-number="auto"/>
    </style:style>
    <style:style style:name="P6" style:family="paragraph" style:parent-style-name="Normaal_20__28_web_29_">
      <style:paragraph-properties fo:text-align="center" style:justify-single-word="false"/>
    </style:style>
    <style:style style:name="P7" style:family="paragraph" style:parent-style-name="Normaal_20__28_web_29_">
      <style:text-properties fo:font-size="13.5pt" style:font-size-asian="13.5pt" style:font-size-complex="13.5pt"/>
    </style:style>
    <style:style style:name="P8" style:family="paragraph" style:parent-style-name="Normaal_20__28_web_29_">
      <style:paragraph-properties fo:text-align="end" style:justify-single-word="false"/>
      <style:text-properties fo:font-size="13.5pt" style:font-size-asian="13.5pt" style:font-size-complex="13.5pt"/>
    </style:style>
    <style:style style:name="P9" style:family="paragraph">
      <loext:graphic-properties draw:fill="solid" draw:fill-color="#a0a0a0"/>
      <style:paragraph-properties style:writing-mode="lr-tb"/>
    </style:style>
    <style:style style:name="T1" style:family="text">
      <style:text-properties fo:font-size="13.5pt" style:font-size-asian="13.5pt" style:font-size-complex="13.5pt"/>
    </style:style>
    <style:style style:name="T2" style:family="text">
      <style:text-properties style:text-position="super 58%"/>
    </style:style>
    <style:style style:name="T3" style:family="text">
      <style:text-properties style:text-position="super 58%" fo:font-size="13.5pt" style:text-underline-style="solid" style:text-underline-width="auto" style:text-underline-color="font-color" style:font-size-asian="13.5pt" style:font-size-complex="13.5pt"/>
    </style:style>
    <style:style style:name="T4" style:family="text">
      <style:text-properties style:text-position="super 58%" fo:font-size="10pt"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language="en" fo:country="GB"/>
    </style:style>
    <style:style style:name="gr1" style:family="graphic">
      <style:graphic-properties draw:stroke="none" draw:fill="solid" draw:fill-color="#a0a0a0" draw:textarea-horizontal-align="left" draw:textarea-vertical-align="top" draw:auto-grow-height="false" fo:min-height="0in" fo:min-width="5.9528in" fo:padding-top="0.0902in" fo:padding-bottom="0.0902in" fo:padding-left="0.1736in" fo:padding-right="0.1736in" fo:wrap-option="wrap" draw:shadow-color="#808080" fo:margin-left="0in" fo:margin-right="0in" style:run-through="foreground" style:vertical-pos="top" style:vertical-rel="baseline"/>
    </style:style>
    <style:style style:name="gr2" style:family="graphic">
      <style:graphic-properties draw:stroke="none" draw:fill="solid" draw:fill-color="#a0a0a0" draw:textarea-horizontal-align="left" draw:textarea-vertical-align="top" draw:auto-grow-height="false" fo:min-height="0in" fo:min-width="0.9126in" fo:padding-top="0.0902in" fo:padding-bottom="0.0902in" fo:padding-left="0.1736in" fo:padding-right="0.1736in" fo:wrap-option="wrap" draw:shadow-color="#808080" fo:margin-left="0in" fo:margin-right="0in" style:run-through="foreground" style:vertical-pos="top" style:vertical-rel="baseli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a xlink:type="simple" xlink:href="http://adcs.home.xs4all.nl/Huygens/index.html" text:style-name="Internet_20_link" text:visited-style-name="Visited_20_Internet_20_Link"><text:span text:style-name="Internet_20_link">Chr. Huygens</text:span></text:a> | <text:a xlink:type="simple" xlink:href="http://adcs.home.xs4all.nl/Huygens/10/index.html" text:style-name="Internet_20_link" text:visited-style-name="Visited_20_Internet_20_Link"><text:span text:style-name="Internet_20_link">Oeuvres X</text:span></text:a> </text:p>
      <text:p text:style-name="Standard"><draw:custom-shape text:anchor-type="as-char" draw:z-index="2" draw:style-name="gr1" draw:text-style-name="P9" svg:width="6.3004in" svg:height="0.0213in"><text:p/><draw:enhanced-geometry svg:viewBox="0 0 21600 21600" draw:type="rectangle" draw:enhanced-path="M 0 0 L 21600 0 21600 21600 0 21600 0 0 Z N"/></draw:custom-shape></text:p>
      <text:p text:style-name="Standard"><text:bookmark text:name="620"/>[ <text:a xlink:type="simple" xlink:href="http://gallica.bnf.fr/ark:/12148/bpt6k77858m/f625" text:style-name="Internet_20_link" text:visited-style-name="Visited_20_Internet_20_Link"><text:span text:style-name="Internet_20_link">620</text:span></text:a> ] </text:p>
      <text:p text:style-name="P2"><text:span text:style-name="T1">N</text:span><text:span text:style-name="T3">o</text:span><text:span text:style-name="T1"> 2858. </text:span></text:p>
      <text:h text:style-name="P1" text:outline-level="4">Christiaan Huygens aan W. Wichers<text:span text:style-name="T4"> 1</text:span><text:span text:style-name="T5">)</text:span>. </text:h>
      <text:p text:style-name="P2">15 juni 1694. </text:p>
      <text:p text:style-name="P6"><text:line-break/><text:span text:style-name="T1">Den WelEd. Gestrenghen Heere Mijn Heer W. Wichers, <text:line-break/>Gedeputeerde ter Vergaderinghe van Haer Hoogmogende <text:line-break/>tegenwoordigh tot Groningen. </text:span></text:p>
      <text:p text:style-name="P7">        WelEd: Gestrenghe Heer </text:p>
      <text:p text:style-name="Normaal_20__28_web_29_">    Ick hebbe met UEd. seer aengenaeme ontfangen de gepretendeerde quadratura Circuli in twee gedruckte bladeren, die schijnen de laetste te sijn van een Tractaet, waer in den autheur oock de Duplicatio Cubi meent gevonden te hebben. Sijn naem blijft mij onbekent. Sijn wetenschap in de Geometrie moet niet veel wesen, dewijl hij eijndelijck besluyt dat de Circumferentie des Circels is tot den Diameter als 16 tot 5. 't welck al waere het een Engel uyt den Hemel die het seyde, geensins bij mij soude aengenomen werden, soo seecker weet ick het contrarie door veeler andere ende oock mijn eygene demonstratie. Soo dat het niet de pijne weerdt is nae te soecken, wat misslagh hij begaen heeft in de sijne, 't welck anders licht te vinden waere. <text:line-break/>Sijnde over enighe daegen bij de Heer Professor de Volder, seijde hij mij, dat de vacerende plaets tot Groeninghen van den Professor matheseos tot noch toe niet en was geremplisseert, 't welck mij heeft doen dencken of het door UEd. toedoen mochte geschiet sijn, om dat misschien noch gedachten hadde om den broeder van den Professor <text:a xlink:type="simple" xlink:href="http://www.math.rug.nl/~desnoo/bernoulli/geschiedenis.html" text:style-name="Internet_20_link" text:visited-style-name="Visited_20_Internet_20_Link"><text:span text:style-name="Internet_20_link">Bernoulli</text:span></text:a> daertoe te beroepen, die ick om sijne sonderlinghe capaciteyt aen UWEd. gerecommandeert hebbe, en soo het tijdt is, nochmaels recommandeere, sijnd mij andersins onbekent. Het is mij leet dat de toestandt der saecken van de Provintie UWEd. niet eerder als seeckeren tijdt toe en laet wederom hier te komen resideren, welcke ick met verlanghen </text:p>
      <text:p text:style-name="Standard"><text:bookmark text:name="621"/>[ <text:a xlink:type="simple" xlink:href="http://gallica.bnf.fr/ark:/12148/bpt6k77858m/f626" text:style-name="Internet_20_link" text:visited-style-name="Visited_20_Internet_20_Link"><text:span text:style-name="Internet_20_link">621</text:span></text:a> ] </text:p>
      <text:p text:style-name="Standard">te gemoet siende, sal mij gelukkigh achten indien ondertusschen occasie mocht hebben om door UWEd. te werden geemployeert als sijnde </text:p>
      <text:p text:style-name="P7">        Mijn Heer </text:p>
      <text:p text:style-name="P8">UWEd. seer oodtmoedigen Dienaer       <text:line-break/>Chr. Huygens.            </text:p>
      <text:p text:style-name="Standard">    Haghe den 15.<text:span text:style-name="T2">e</text:span> Jun. 1694. </text:p>
      <text:p text:style-name="Standard"><draw:custom-shape text:anchor-type="as-char" draw:z-index="1" draw:style-name="gr2" draw:text-style-name="P9" svg:width="1.2598in" svg:height="0.0213in"><text:p/><draw:enhanced-geometry svg:viewBox="0 0 21600 21600" draw:type="rectangle" draw:enhanced-path="M 0 0 L 21600 0 21600 21600 0 21600 0 0 Z N"/></draw:custom-shape></text:p>
      <text:p text:style-name="Standard"><text:span text:style-name="T4">1</text:span><text:span text:style-name="T5">)  Wicher Wichers (1651 - 1715) onderscheidde zich bij het beleg van Groningen in 1672; hij werd burgemeester van Groningen en gedeputeerde bij de Staten-Generaal. <text:line-break/>[ Cf. No. 2887, p. </text:span><text:a xlink:type="simple" xlink:href="http://gallica.bnf.fr/ark:/12148/bpt6k77858m/f707" text:style-name="Internet_20_link" text:visited-style-name="Visited_20_Internet_20_Link"><text:span text:style-name="Internet_20_link"><text:span text:style-name="T5">702</text:span></text:span></text:a><text:span text:style-name="T5">, over het vacante professoraat in de wiskunde te Groningen; Huygens beveelt behalve Bernoulli ook Papin aan (Leibnitz is niet beschikbaar). Daar wordt ook een gedrukt tractaat genoemd van Koersma, met een fout, en met een belofte van het geheim van de lengtevinding.]<text:line-break/></text:span><text:soft-page-break/><text:span text:style-name="T5">[ Waarschijnlijk Jacobus Koersma, schrijver van de </text:span><text:span text:style-name="T6">Brief geschreven an den gewaanden oost en west-vinder Liewe Willems Graef</text:span><text:span text:style-name="T5">, Groningen c. 16</text:span><text:a xlink:type="simple" xlink:href="http://picarta.pica.nl:80/DB=3.11/CMD?ACT=SRCHA&amp;TRM=PPN+822519216" text:style-name="Internet_20_link" text:visited-style-name="Visited_20_Internet_20_Link"><text:span text:style-name="Internet_20_link"><text:span text:style-name="T5">90</text:span></text:span></text:a><text:span text:style-name="T5">; er is een antwoord van Lieuwe Willemsz Graaf </text:span><text:a xlink:type="simple" xlink:href="http://adcs.home.xs4all.nl/Huygens/09/index.html#352" text:style-name="Internet_20_link" text:visited-style-name="Visited_20_Internet_20_Link"><text:span text:style-name="Internet_20_link"><text:span text:style-name="T5">[&lt;]</text:span></text:span></text:a><text:span text:style-name="T5">, </text:span><text:span text:style-name="T6">Kort bescheyd op den bijsteren brief of brieven van eenen Jacobus Koersma ...</text:span><text:span text:style-name="T5">, 16</text:span><text:a xlink:type="simple" xlink:href="http://picarta.pica.nl:80/DB=3.11/CMD?ACT=SRCHA&amp;TRM=PPN+865090351" text:style-name="Internet_20_link" text:visited-style-name="Visited_20_Internet_20_Link"><text:span text:style-name="Internet_20_link"><text:span text:style-name="T5">90</text:span></text:span></text:a><text:span text:style-name="T5">.] <text:line-break/>[ Cf. p. </text:span><text:a xlink:type="simple" xlink:href="http://gallica.bnf.fr/ark:/12148/bpt6k77858m/f716" text:style-name="Internet_20_link" text:visited-style-name="Visited_20_Internet_20_Link"><text:span text:style-name="Internet_20_link"><text:span text:style-name="T5">711</text:span></text:span></text:a><text:span text:style-name="T5">, n2: de l'Hospital aan Bernoulli.]</text:span> </text:p>
      <text:p text:style-name="P4"/>
      <text:p text:style-name="Standard"><draw:custom-shape text:anchor-type="as-char" draw:z-index="0" draw:style-name="gr1" draw:text-style-name="P9" svg:width="6.3004in" svg:height="0.0213in"><text:p/><draw:enhanced-geometry svg:viewBox="0 0 21600 21600" draw:type="rectangle" draw:enhanced-path="M 0 0 L 21600 0 21600 21600 0 21600 0 0 Z N"/></draw:custom-shape></text:p>
      <text:p text:style-name="P2"><text:a xlink:type="simple" xlink:href="http://adcs.home.xs4all.nl/Huygens/index.html" text:style-name="Internet_20_link" text:visited-style-name="Visited_20_Internet_20_Link"><text:span text:style-name="Internet_20_link"><text:span text:style-name="T7">Christiaan Huygens</text:span></text:span></text:a><text:span text:style-name="T7"> | W. Wichers (</text:span><text:a xlink:type="simple" xlink:href="http://adcs.home.xs4all.nl/Huygens/10/620-wichers.html#top#top" text:style-name="Internet_20_link" text:visited-style-name="Visited_20_Internet_20_Link"><text:span text:style-name="Internet_20_link"><text:span text:style-name="T7">top</text:span></text:span></text:a><text:span text:style-name="T7">)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fo:font-weight="bold" style:font-weight-asian="bold" style:font-weight-complex="bold"/>
    </style:style>
    <style:style style:name="Normaal_20__28_web_29_" style:display-name="Normaal (web)" style:family="paragraph" style:parent-style-name="Standard">
      <style:paragraph-properties fo:margin-top="0.1945in" fo:margin-bottom="0.1945in" loext:contextual-spacing="false"/>
    </style:style>
    <style:style style:name="Standaardalinea-lettertype" style:family="text"/>
    <style:style style:name="Internet_20_link" style:display-name="Internet link" style:family="text" style:parent-style-name="Standaardalinea-lettertype">
      <style:text-properties fo:color="#00009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r</dc:title>
    <meta:initial-creator>Beintema</meta:initial-creator>
    <meta:creation-date>2012-01-09T14:02:00</meta:creation-date>
    <dc:creator>Beintema</dc:creator>
    <dc:date>2012-01-09T14:02:00</dc:date>
    <meta:editing-cycles>2</meta:editing-cycles>
    <meta:document-statistic meta:table-count="0" meta:image-count="0" meta:object-count="0" meta:page-count="2" meta:paragraph-count="18" meta:word-count="444" meta:character-count="2770" meta:non-whitespace-character-count="2277"/>
    <meta:generator>LibreOffice/5.4.6.2$Linux_X86_64 LibreOffice_project/40m0$Build-2</meta:generator>
  </office:meta>
</office:document-meta>
</file>